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20caf8" style:font-size-asian="12pt" style:font-size-complex="12pt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22db57"/>
    </style:style>
    <style:style style:name="P3" style:family="paragraph" style:parent-style-name="Standard" style:master-page-name="Standard">
      <style:paragraph-properties fo:text-align="start" style:justify-single-word="false" style:page-number="auto" style:writing-mode="lr-tb"/>
      <style:text-properties style:font-name="Liberation Serif" fo:font-size="12pt" officeooo:paragraph-rsid="0020caf8" style:font-size-asian="12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2pt" fo:letter-spacing="normal" fo:font-style="normal" fo:font-weight="normal" officeooo:rsid="0020caf8" officeooo:paragraph-rsid="0022db57" style:font-size-asian="12pt" style:font-size-complex="12pt"/>
    </style:style>
    <style:style style:name="T1" style:family="text">
      <style:text-properties style:use-window-font-color="true" fo:language="en" fo:country="US" officeooo:rsid="0020caf8" style:letter-kerning="true" style:font-name-asian="Noto Serif CJK SC" style:language-asian="zh" style:country-asian="CN" style:font-name-complex="Lohit Devanagari" style:language-complex="hi" style:country-complex="IN"/>
    </style:style>
    <style:style style:name="T2" style:family="text">
      <style:text-properties officeooo:rsid="0020caf8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20caf8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22db57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23c7e8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245655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0caf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2db57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9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3c7e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0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45655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style:font-name="Liberation Serif" fo:font-size="12pt" officeooo:rsid="0022db57" style:font-size-asian="12pt" style:font-size-complex="12pt"/>
    </style:style>
    <style:style style:name="T12" style:family="text">
      <style:text-properties officeooo:rsid="002456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In this part, we performed a k-fold cross validation analysis to estimate the value of the Mean Square Error of our model </text:span><text:span text:style-name="T1">of a seventh degree</text:span><text:span text:style-name="T2"> polynomial. We estimated this quantity using 5 and 10 folds. </text:span></text:p>
      <text:p text:style-name="P1"/>
      <text:p text:style-name="P2"><text:span text:style-name="T11">The cross validation analysis gives estimates of </text:span><text:span text:style-name="T4">0.0033 </text:span><text:span text:style-name="T3">and 0.0021, for 5- and 10-folds, respectively, </text:span><text:span text:style-name="T4">which are both relatively lower than the estimate of this quantity from </text:span><text:span text:style-name="T5">the </text:span><text:span text:style-name="T4">bootstrap </text:span><text:span text:style-name="T5">method</text:span><text:span text:style-name="T4"> at the same model complexity, </text:span><text:span text:style-name="T3">0.1019. This illustrates the fact that cross validation gives an over optimistic </text:span><text:span text:style-name="T7">estimate</text:span><text:span text:style-name="T3"> for this error.</text:span></text:p>
      <text:p text:style-name="P4"/>
      <text:p text:style-name="P2"><text:span text:style-name="T7">I</text:span><text:span text:style-name="T8">t is also important to note that</text:span><text:span text:style-name="T4"> the bootstrap approach is closer to the real </text:span><text:span text:style-name="T6">case</text:span><text:span text:style-name="T4"> scenario </text:span><text:span text:style-name="T6">in the way it estimates the error. The reason for that is</text:span><text:span text:style-name="T4"> after each bootstrapping iteration, the model is tested on the same test set, whereas in cross validation, </text:span><text:span text:style-name="T6">in each fold, </text:span><text:span text:style-name="T10">a different set of data points are used to test the model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14T10:19:07</meta:creation-date>
    <dc:language>en-US</dc:language>
    <dc:date>2020-10-04T13:06:45.081734190</dc:date>
    <meta:editing-cycles>12</meta:editing-cycles>
    <meta:editing-duration>PT11H44M19S</meta:editing-duration>
    <meta:generator>LibreOffice/6.3.5.2$Linux_X86_64 LibreOffice_project/30$Build-2</meta:generator>
    <meta:document-statistic meta:table-count="0" meta:image-count="0" meta:object-count="0" meta:page-count="1" meta:paragraph-count="3" meta:word-count="148" meta:character-count="865" meta:non-whitespace-character-count="718"/>
  </office:meta>
</office:document-meta>
</file>